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automatic-styles>
    <style:style style:name="Table1" style:family="table">
      <style:table-properties style:width="16.999cm" style:rel-width="100%" table:align="left" style:writing-mode="lr-tb"/>
    </style:style>
    <style:style style:name="Table1.A" style:family="table-column">
      <style:table-column-properties style:column-width="16.999cm" style:rel-column-width="65535*"/>
    </style:style>
    <style:style style:name="Table2" style:family="table">
      <style:table-properties style:width="16.999cm" style:rel-width="100%" table:align="left" style:writing-mode="lr-tb"/>
    </style:style>
    <style:style style:name="Table2.A" style:family="table-column">
      <style:table-column-properties style:column-width="16.999cm" style:rel-column-width="65535*"/>
    </style:style>
    <style:style style:name="P1" style:family="paragraph" style:parent-style-name="Standard">
      <style:text-properties style:language-asian="zh" style:country-asian="TW"/>
    </style:style>
    <style:style style:name="P2" style:family="paragraph" style:parent-style-name="Standard">
      <style:text-properties fo:color="#2300dc" fo:font-size="16pt" fo:font-weight="bold" style:font-size-asian="16pt" style:language-asian="zh" style:country-asian="TW" style:font-weight-asian="bold" style:font-size-complex="16pt" style:font-weight-complex="bold"/>
    </style:style>
    <style:style style:name="P3" style:family="paragraph" style:parent-style-name="Standard">
      <style:text-properties fo:color="#ff3366" style:language-asian="zh" style:country-asian="TW"/>
    </style:style>
    <style:style style:name="P4" style:family="paragraph" style:parent-style-name="Standard">
      <style:text-properties fo:color="#0000ff" fo:font-size="14pt" fo:font-weight="bold" style:font-size-asian="14pt" style:language-asian="zh" style:country-asian="TW" style:font-weight-asian="bold" style:font-size-complex="14pt" style:font-weight-complex="bold"/>
    </style:style>
    <style:style style:name="P5" style:family="paragraph" style:parent-style-name="Standard">
      <style:text-properties fo:font-size="14pt" fo:font-weight="bold" style:font-size-asian="14pt" style:language-asian="zh" style:country-asian="TW" style:font-weight-asian="bold" style:font-size-complex="14pt" style:font-weight-complex="bold"/>
    </style:style>
    <style:style style:name="P6" style:family="paragraph" style:parent-style-name="Standard">
      <style:text-properties fo:font-size="12pt" fo:font-weight="normal" style:font-size-asian="12pt" style:language-asian="zh" style:country-asian="TW" style:font-weight-asian="normal" style:font-size-complex="12pt" style:font-weight-complex="normal"/>
    </style:style>
    <style:style style:name="P7" style:family="paragraph" style:parent-style-name="Standard">
      <style:text-properties fo:font-size="12pt" fo:font-weight="normal" style:font-size-asian="12pt" style:language-asian="zh" style:country-asian="TW" style:font-weight-asian="bold" style:font-size-complex="12pt"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fo:font-weight="bold" style:font-size-asian="12pt" style:language-asian="zh" style:country-asian="TW" style:font-weight-asian="bold" style:font-size-complex="12pt" style:font-weight-complex="bold"/>
    </style:style>
    <style:style style:name="P10" style:family="paragraph" style:parent-style-name="Standard">
      <style:text-properties fo:color="#000000" fo:font-size="14pt" fo:font-weight="bold" style:font-size-asian="14pt" style:language-asian="zh" style:country-asian="TW" style:font-weight-asian="bold" style:font-size-complex="14pt" style:font-weight-complex="bold"/>
    </style:style>
    <style:style style:name="P11" style:family="paragraph" style:parent-style-name="Standard">
      <style:text-properties fo:color="#000000" fo:font-size="14pt" fo:font-weight="normal" style:font-size-asian="14pt" style:language-asian="zh" style:country-asian="TW" style:font-weight-asian="normal" style:font-size-complex="14pt" style:font-weight-complex="normal"/>
    </style:style>
    <style:style style:name="P12" style:family="paragraph" style:parent-style-name="Standard">
      <style:text-properties fo:color="#000000" fo:font-size="12pt" fo:font-weight="normal" style:font-size-asian="12pt" style:language-asian="zh" style:country-asian="TW" style:font-weight-asian="normal" style:font-size-complex="12pt" style:font-weight-complex="normal"/>
    </style:style>
    <style:style style:name="P13" style:family="paragraph" style:parent-style-name="Standard">
      <style:text-properties fo:color="#000000" fo:font-size="12pt" fo:font-weight="bold" style:font-size-asian="12pt" style:language-asian="zh" style:country-asian="TW" style:font-weight-asian="bold" style:font-size-complex="12pt" style:font-weight-complex="bold"/>
    </style:style>
    <style:style style:name="P14" style:family="paragraph" style:parent-style-name="Standard">
      <style:paragraph-properties style:text-autospace="none"/>
      <style:text-properties fo:color="#000000" fo:font-size="12pt" fo:language="zxx" fo:country="none" fo:font-weight="bold" style:font-size-asian="12pt" style:font-weight-asian="bold" style:font-size-complex="12pt" style:font-weight-complex="bold"/>
    </style:style>
    <style:style style:name="P15" style:family="paragraph" style:parent-style-name="Standard">
      <style:text-properties fo:color="#ff0000"/>
    </style:style>
    <style:style style:name="P16" style:family="paragraph" style:parent-style-name="Standard">
      <style:text-properties fo:font-size="16pt" fo:font-weight="bold" style:font-size-asian="16pt" style:language-asian="zh" style:country-asian="TW" style:font-weight-asian="bold" style:font-size-complex="16pt" style:font-weight-complex="bold"/>
    </style:style>
    <style:style style:name="P17" style:family="paragraph" style:parent-style-name="Standard">
      <style:text-properties fo:font-weight="bold" style:language-asian="zh" style:country-asian="TW" style:font-weight-asian="bold" style:font-weight-complex="bold"/>
    </style:style>
    <style:style style:name="P18" style:family="paragraph" style:parent-style-name="Heading_20_1">
      <style:paragraph-properties style:writing-mode="lr-tb"/>
    </style:style>
    <style:style style:name="P19" style:family="paragraph" style:parent-style-name="Standard">
      <style:text-properties style:language-asian="zh" style:country-asian="TW"/>
    </style:style>
    <style:style style:name="T1" style:family="text">
      <style:text-properties style:language-asian="zh" style:country-asian="TW"/>
    </style:style>
    <style:style style:name="T2" style:family="text">
      <style:text-properties fo:font-weight="bold" style:font-weight-asian="bold" style:font-weight-complex="bold"/>
    </style:style>
    <style:style style:name="T3" style:family="text">
      <style:text-properties fo:font-weight="bold" style:language-asian="zh" style:country-asian="TW" style:font-weight-asian="bold" style:font-weight-complex="bold"/>
    </style:style>
    <style:style style:name="T4" style:family="text">
      <style:text-properties fo:font-weight="bold" style:language-asian="zh" style:country-asian="TW" style:font-weight-asian="bold"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style:language-asian="zh" style:country-asian="TW" style:font-weight-asian="bold"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color="#000000" fo:language="zxx" fo:country="none" fo:font-weight="bold" style:font-weight-asian="bold"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如果程式不能跑試著安裝下面三個</text:p>
      <text:p text:style-name="P1">Vistual Studio 2008 redistributable</text:p>
      <text:p text:style-name="P1">Vistual Studio 2008 redistributable sp1</text:p>
      <text:p text:style-name="P1">.net compact framework3.5 Redistribetable</text:p>
      <text:p text:style-name="P1"/>
      <text:p text:style-name="P1">還是不能跑就繼續安裝3.5 跟3.5SP1</text:p>
      <text:p text:style-name="P1"/>
      <text:p text:style-name="P15">Vistual Studio 2008 redistributable</text:p>
      <text:p text:style-name="Standard"><text:a xlink:type="simple" xlink:href="http://www.microsoft.com/DOWNLOADS/details.aspx?FamilyID=9b2da534-3e03-4391-8a4d-074b9f2bc1bf&amp;displaylang=en">http://www.microsoft.com/DOWNLOADS/details.aspx?FamilyID=9b2da534-3e03-4391-8a4d-074b9f2bc1bf&amp;displaylang=en</text:a></text:p>
      <text:p text:style-name="Standard"/>
      <text:p text:style-name="Standard"/>
      <text:p text:style-name="P15">Vistual Studio 2008 redistributable SP1</text:p>
      <text:p text:style-name="Standard"><text:a xlink:type="simple" xlink:href="http://www.microsoft.com/downloads/details.aspx?familyid=A5C84275-3B97-4AB7-A40D-3802B2AF5FC2&amp;displaylang=en">http://www.microsoft.com/downloads/details.aspx?familyid=A5C84275-3B97-4AB7-A40D-3802B2AF5FC2&amp;displaylang=en</text:a></text:p>
      <text:p text:style-name="Standard"/>
      <text:h text:style-name="P18" text:outline-level="1" text:is-list-header="true">.NET Compact Framework 3.0 Redistributable</text:h>
      <text:p text:style-name="Standard"/>
      <text:p text:style-name="Standard"><text:a xlink:type="simple" xlink:href="http://www.microsoft.com/downloads/details.aspx?displaylang=en&amp;FamilyID=10cc340b-f857-4a14-83f5-25634c3bf043">http://www.microsoft.com/downloads/details.aspx?displaylang=en&amp;FamilyID=10cc340b-f857-4a14-83f5-25634c3bf043</text:a></text:p>
      <text:p text:style-name="Standard"/>
      <table:table table:name="Table1" table:style-name="Table1">
        <table:table-column table:style-name="Table1.A"/>
        <table:table-row>
          <table:table-cell office:value-type="string">
            <text:section text:style-name="Sect1" text:name="details">
              <text:p text:style-name="Table_20_Contents"/>
              <text:section text:style-name="Sect1" text:name="detailsThankyouIntro">
                <text:h text:style-name="P18" text:outline-level="1" text:is-list-header="true">.NET Compact Framework 3.5 Redistributable</text:h>
              </text:section>
            </text:section>
          </table:table-cell>
        </table:table-row>
      </table:table>
      <text:p text:style-name="Standard"><text:a xlink:type="simple" xlink:href="http://www.microsoft.com/downloads/details.aspx?displaylang=en&amp;FamilyID=e3821449-3c6b-42f1-9fd9-0041345b3385">http://www.microsoft.com/downloads/details.aspx?displaylang=en&amp;FamilyID=e3821449-3c6b-42f1-9fd9-0041345b3385</text:a></text:p>
      <text:p text:style-name="Standard"/>
      <text:p text:style-name="Standard"/>
      <text:p text:style-name="Standard"/>
      <table:table table:name="Table2" table:style-name="Table2">
        <table:table-column table:style-name="Table2.A"/>
        <table:table-row>
          <table:table-cell office:value-type="string">
            <text:section text:style-name="Sect1" text:name="Section1">
              <text:p text:style-name="Table_20_Contents"><text:bookmark text:name="details"/></text:p>
              <text:section text:style-name="Sect1" text:name="Section2">
                <text:h text:style-name="P18" text:outline-level="1" text:is-list-header="true"><text:bookmark text:name="detailsThankyouIntro"/>Microsoft .NET Framework 3.5 Service Pack 1</text:h>
              </text:section>
            </text:section>
          </table:table-cell>
        </table:table-row>
      </table:table>
      <text:p text:style-name="Standard"/>
      <text:p text:style-name="Standard">http://www.microsoft.com/downloads/details.aspx?displaylang=en&amp;FamilyID=ab99342f-5d1a-413d-8319-81da479ab0d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uzzle Image(PI)</text:p>
      <text:p text:style-name="Standard">Simple Animation(SA)</text:p>
      <text:p text:style-name="Standard">Multi-Path Dynamic Image(MPDI)</text:p>
      <text:p text:style-name="Standard"/>
      <text:p text:style-name="Standard"/>
      <text:p text:style-name="Standard"/>
      <text:p text:style-name="P4">這編輯器包含了什麼?</text:p>
      <text:p text:style-name="P1"/>
      <text:p text:style-name="Standard">PI <text:span text:style-name="T1">是將許多小圖片拼成一張圖片(每張小圖片皆有其名稱)</text:span></text:p>
      <text:p text:style-name="P1"/>
      <text:p text:style-name="P1">SA <text:s/>是利用PI的圖檔製作而成的連續<text:span text:style-name="T6">單張</text:span>動畫(程式方面SA equal ImagePlayer)</text:p>
      <text:p text:style-name="P1"/>
      <text:p text:style-name="P1">MPDI <text:s/>也是利用PI所製作的<text:span text:style-name="T6">多張</text:span>圖片出現的動畫</text:p>
      <text:p text:style-name="P1"/>
      <text:p text:style-name="P1"/>
      <text:p text:style-name="P1">當PI圖片改變時，SA或MDPI使用到該檔案內舊有的資料，且不存在於新PI內</text:p>
      <text:p text:style-name="P1">就會自動指派為位於PI中的第1張小圖片.</text:p>
      <text:p text:style-name="P1"/>
      <text:p text:style-name="P1"/>
      <text:p text:style-name="P1">SA以及MDPI只能一次使用一張PI檔，因為在遊戲中如果使用多張ＰＩ於同一個動畫</text:p>
      <text:p text:style-name="P1">那必須不停呼叫程式指令去切換現有材質，如此會使效能變差所以不提供多張PI檔於同一個動畫中.</text:p>
      <text:p text:style-name="P1"/>
      <text:p text:style-name="P1"/>
      <text:p text:style-name="P3">最上層的Resolution <text:s/>可以調整遊戲的解析度 <text:s/>Camera Reset可以將自己至於原點並且將解析度變成resolution所設置,View那個我忘記是幹嘛的了.....</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關於ＰＩ:(附圖PI.JPG)</text:p>
      <text:p text:style-name="P1"><text:soft-page-break/><text:tab/>由於顯卡關係材質大小會有限制，iPhone3g 最大為1024X1024,Gforce6之前大概到2048x2048....而且少數Gforce6系列以及早期ATI早期顯卡不支援non power of two(材質大小必須為2的次方成長例如2,4,8,16,32,64,128,256,512,1024,2048......),所以再生成PI檔時須注意平台的關係，不要造成無意義的浪費，例如1026X980這樣在程式中就會強迫變成2048X1024記憶體就從4mb變成了8mb.</text:p>
      <text:p text:style-name="P5">功能說明</text:p>
      <text:p text:style-name="P1">1增加新的圖片進入現有圖片列表(3).(可複選)</text:p>
      <text:p text:style-name="P1">2刪除現有圖片,必須先選取(3)現在圖片列表中欲刪除圖片.(可複選)</text:p>
      <text:p text:style-name="P1">3現有圖片列表</text:p>
      <text:p text:style-name="P1">4將現有圖片列表座順序的位移,如此再自動排列圖片(5)時就可變更圖片顯現位置</text:p>
      <text:p text:style-name="P1">5按下去會將現有圖片(3)座簡單的自動對位排列整齊,不過還是需要利用(4)去將圖片作調整</text:p>
      <text:p text:style-name="P1">,或是直接點擊圖片拉到想要位置,但是在按自動排列會再次跑掉.(可修改成自動對齊但是我懶惰)</text:p>
      <text:p text:style-name="P1">6調整最後圖片輸出的大小,紅色的框就是最後圖片要輸出大小</text:p>
      <text:p text:style-name="P1">7顯現目前被選到的圖片邊界,會閃爍</text:p>
      <text:p text:style-name="P1">8顯現所有圖片的邊界</text:p>
      <text:p text:style-name="P1">9讀入圖片時會去除掉不需要的部分(有的連續動畫需要每張圖大小都一樣這樣播位子才不會跑掉)，但是有時需特別保留所以看程式以及美術需求.</text:p>
      <text:p text:style-name="P1">10打開pi檔還有儲存</text:p>
      <text:p text:style-name="P1"/>
      <text:p text:style-name="P5">操作方式:</text:p>
      <text:p text:style-name="P1">滑鼠左鍵點選滑鼠右鍵移動位置滑鼠中鍵縮放</text:p>
      <text:p text:style-name="P1">點選的時候會忽略alpha</text:p>
      <text:p text:style-name="P1"/>
      <text:p text:style-name="P5">製作方式:</text:p>
      <text:p text:style-name="P1">點選Add Image/增加新圖片 選取檔案-&gt;按下ImagePositionAutoAssign(5),調整圖片輸出大小(6),過程中可以勾選(7,8)方便檢視圖片間距有無重疊,或是讀取檔案前勾取(9)可以省圖,</text:p>
      <text:p text:style-name="P1">製作好圖片之後點選(10)選擇存檔即可</text:p>
      <text:p text:style-name="P5">再製作方式:</text:p>
      <text:p text:style-name="P1">開啟已經編輯好的pi檔重複製作方式,但是開啟好已經製作的pi檔會將原始檔全部重生一次...因為我懶得改所以這算bu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關於SA:(附圖SA.JPG)</text:p>
      <text:p text:style-name="P1"><text:soft-page-break/>藉由匯入PI檔使用PI檔中的圖片編輯連續的單張動畫</text:p>
      <text:p text:style-name="P5">功能說明:</text:p>
      <text:p text:style-name="P6">1所有已經編輯好的動畫</text:p>
      <text:p text:style-name="P6">2所有PI檔中的圖片</text:p>
      <text:p text:style-name="P6">3增加以及刪除動畫資料</text:p>
      <text:p text:style-name="P6">4調整動劃撥放順序</text:p>
      <text:p text:style-name="P6">5動畫可被編輯資料</text:p>
      <text:p text:style-name="P6"><text:span text:style-name="T2">Offset X,Offset Y </text:span>以原點為基準的誤差移動量</text:p>
      <text:p text:style-name="P6"><text:span text:style-name="T2">Height Width </text:span>圖片要被顯示的大小(縮放)</text:p>
      <text:p text:style-name="P6"><text:span text:style-name="T2">Angl</text:span>e圖片的角度</text:p>
      <text:p text:style-name="P6"><text:span text:style-name="T2">Mirror</text:span>鏡像貼圖</text:p>
      <text:p text:style-name="P6"><text:span text:style-name="T2">Loop</text:span> 是否無限播放</text:p>
      <text:p text:style-name="P6"><text:span text:style-name="T2">perPlaySecond</text:span> 單張圖片被撥放時間</text:p>
      <text:p text:style-name="P6"><text:span text:style-name="T2">AllPlaySecond</text:span> 本動畫被撥放時間，一調整會將所有動畫點做平均時間給值</text:p>
      <text:p text:style-name="P6"><text:span text:style-name="T2">PlayCount</text:span> 要被撥放次數</text:p>
      <text:p text:style-name="P6"/>
      <text:p text:style-name="P6">6播放目前動畫按一下就暫停(有時候按了沒反應因為我忘記判斷他已經撥放停止又讓他停止,懶的改,不爽就一直抗議我被吵怕了我就改)</text:p>
      <text:p text:style-name="P5">操作方法:</text:p>
      <text:p text:style-name="P1"><text:tab/>右鍵 移動自己位置</text:p>
      <text:p text:style-name="P1"><text:tab/>左鍵 選取物件並且按住移動，放開即可使物件移動到你需要的目的地</text:p>
      <text:p text:style-name="P1"><text:tab/>滾輪 縮放</text:p>
      <text:p text:style-name="P5">製作方式:</text:p>
      <text:p text:style-name="P1"><text:tab/>先匯入PI檔選取左上角File然後開啟pi檔(第2個Open Image Data),第一個是開啟已經做好的檔案(SA)，可以匯入Background Image來調整動畫的位置．</text:p>
      <text:p text:style-name="P1"><text:tab/>開啟ＰＩ檔之後可以在(2)看到所有的圖片檔案也就是包含在PI中的所有圖片，接下來選擇要被編輯的動畫(可複選)，然後按下(3)AddTo就會加到列表中，初始所有的動畫表演秒數都是0.1秒，可以調正撥放動畫的順序(4)或是設定動畫的特效位置等(5),然後按下6即可看到動畫撥放，做完後於(1)中輸入該動畫名稱，注意如果動畫名稱變更程式人員在程式碼中就必須輸入相對應的名稱，所以重新編輯動畫時請取一樣的名字否則可能造成程式再讀取動畫時找不到物件的錯誤，輸入名稱之後按下AddToList按鈕即可加入下面的列表，如欲再次編輯點選要被編輯物件兩次即可重新編輯，注意如果重新編輯之後需要再次加入列表才可覆蓋，否則會遺失再次編輯的資料．</text:p>
      <text:p text:style-name="P1"/>
      <text:p text:style-name="P17">給程式看</text:p>
      <text:p text:style-name="P14"><text:span text:style-name="T1">一個檔案就是</text:span>cImagePlayer</text:p>
      <text:p text:style-name="P14"><text:span text:style-name="T1">檔案裡的動畫就是</text:span>cImageShowInfoState</text:p>
      <text:p text:style-name="P17"/>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關於MPDI:(附圖MPDI.JPG,MDPI_menu.JPG)</text:p>
      <text:p text:style-name="P1">藉由匯入PI檔使用PI檔中的圖片編輯多張圖片一起出現的動畫</text:p>
      <text:p text:style-name="P5">你必須先打開PI檔或是開啟存檔否則不可進行編輯!!</text:p>
      <text:p text:style-name="P10">功能說明:</text:p>
      <text:p text:style-name="P11">1播放相關設定</text:p>
      <text:p text:style-name="P12"><text:span text:style-name="T2"><text:tab/>ShowAllPath</text:span>顯示目前被編輯動畫的所有路徑</text:p>
      <text:p text:style-name="P12"><text:span text:style-name="T2"><text:tab/>SinglePlay</text:span>播放目前編輯的路徑動畫，必須點選６中的任一路徑否則無效</text:p>
      <text:p text:style-name="P12"><text:span text:style-name="T2"><text:tab/>SingleCurveLoop</text:span> 將目前編輯路徑的動畫設定為loop，必須點選６中的任一路徑否則<text:tab/><text:tab/><text:tab/>　　無效</text:p>
      <text:p text:style-name="P12"><text:tab/>AllPlay播放所有路徑動畫</text:p>
      <text:p text:style-name="P12"><text:span text:style-name="T2"><text:tab/>AllCurveLoop</text:span>將目前被編輯動畫變成無限撥放</text:p>
      <text:p text:style-name="P12"><text:span text:style-name="T2"><text:tab/>TotalPlayTime</text:span>本路徑需被撥放時間,調整後本路徑內所有路徑點會自動平<text:tab/><text:tab/><text:tab/> <text:s text:c="3"/>均設定時間，必須點選６中的任一路徑否則無效</text:p>
      <text:p text:style-name="P12"><text:span text:style-name="T2"><text:tab/>PathStartTime</text:span> 本路徑開始時間，因為可多段路徑同時設定撥放，有時需要等待時間等<text:tab/><text:tab/><text:tab/>時間到再出來所以需要延遲撥放時間，必須點選６中的任一路徑否則無<text:tab/><text:tab/><text:tab/>效</text:p>
      <text:p text:style-name="P12"><text:span text:style-name="T2"><text:tab/>PerTime</text:span><text:tab/>點選6之後再點選7可以指定某點所要撥放時間，注意該點必須大於上<text:tab/><text:tab/><text:tab/>一點時間並且小於下一點時間，否則會有飛預期情形發生．</text:p>
      <text:p text:style-name="P12"><text:tab/><text:tab/><text:tab/>，必須點選６在點選７指定要被編輯的點</text:p>
      <text:p text:style-name="P12"><text:span text:style-name="T2"><text:tab/>ApplyLODToPoints</text:span> <text:s/>編輯路徑之後可以修改精細度(LOD)，有時候雖然只有兩各點但<text:tab/><text:tab/><text:tab/><text:tab/>是需要在撥放動畫過程中一直換圖，這時候就可以調整<text:tab/><text:tab/><text:tab/><text:tab/><text:tab/>LOD(PathLOD)，然後在點擊本按鈕如此就可以將本來的兩個點<text:tab/><text:tab/><text:tab/><text:tab/>變成一LOD所設定精細度的n個點，通常再該線段為不規則線<text:tab/><text:tab/><text:tab/><text:tab/>段彎曲使用．</text:p>
      <text:p text:style-name="P12"><text:span text:style-name="T2"><text:tab/>PathLOD</text:span> <text:s/>將路徑坐LOD變化可以增加彎度</text:p>
      <text:p text:style-name="P11">2<text:span text:style-name="T7">選取6在選取7(可複選)之後可編輯該點資料(當6是複選時則對6所選到的路徑作用)</text:span></text:p>
      <text:p text:style-name="P12"><text:span text:style-name="T2"><text:tab/>BehaviorUpdate</text:span>可以針對被選取的路徑點(7)做行為更新的方式做變更，打勾時會以<text:tab/>線性內挿的方式更新,簡單舉例就是某個點角度是90下個點是180，再兩點時間<text:tab/>的<text:tab/>差距上做變化的時候，諾勾選擇90度會慢慢的變化到180度，諾沒勾選擇<text:tab/>會一直保<text:tab/>持90度，一直到了下個點就立刻變成180度，目前適用於角度跟位置以及大小跟顏<text:tab/>色(印象中...位移不適用XD)</text:p>
      <text:p text:style-name="P12"><text:span text:style-name="T2"><text:tab/>AverageAssign </text:span><text:s/>平均給值，選擇(7)裡面的路徑點複選或是單選皆可，當勾選時如果在<text:tab/>角度上面輸入360度，則他會將360除上(你所選的數量+1)使每個路徑點能夠平均<text:tab/>的增加角度值使動畫產生相對的變化 ，諾是沒勾選的話你所選的路徑點角度就會變<text:tab/>成輸入的角度．</text:p>
      <text:p text:style-name="P12"><text:tab/>Position Color Angle Mirror請參閱SA的說明(5)</text:p>
      <text:p text:style-name="P13"><text:tab/>EnableColorBlending <text:span text:style-name="T8">為顏色相加減Src為Source，Dest為Destination，通常來說自己<text:tab/>要貼上的圖成為Src，要被貼上圖的地方顏色為Dest，如果將Src的地方選擇Aplha就<text:tab/>會將自己做Alpha的顏色去背，0的話該地方顏色忽略，Dest通常選擇MinusAlpha，<text:tab/>也就是會根據Src的Alpha做出相對應的顏色加減，請自行體會有興趣在來找我跟你<text:tab/>講.</text:span></text:p>
      <text:p text:style-name="P11">3可開啟額外路徑直接套用在目前要編輯的動畫，請點左上角的File,在選擇openPathFile即可開啟，製作額外路徑方式請洽我本人我懶得寫，SavePathFile<text:soft-page-break/>可以將路徑列表中所有路徑存檔．請見MDPI_menu.JPG</text:p>
      <text:p text:style-name="P11"><text:tab/>Add<text:tab/>可將目前所編輯的路徑加到路徑列表</text:p>
      <text:p text:style-name="P11"><text:tab/>Del<text:tab/>刪除路徑列表中的路徑</text:p>
      <text:p text:style-name="P11"><text:tab/>Using<text:tab/>選擇列表中的物件並套用到現在編輯的動畫</text:p>
      <text:p text:style-name="P11">4<text:tab/>Hint Point 遊戲中需要知道動畫的特定時間點去呼叫或是發生事件(Particle <text:tab/>sound game play....etc)，選取7的路徑點然後選擇型態，non型態可忽略名<text:tab/>字，其餘事情需輸入鎖對應的名字使程式在遊戲中呼叫取得對應的物件<text:tab/>發揮其功用.</text:p>
      <text:p text:style-name="P11">5<text:tab/>Animation Data為已經編輯好的動畫，<text:span text:style-name="T5">如果想重新編輯已做好的動畫請務　<text:tab/>必在編輯完之後再次覆蓋原本的動畫</text:span>!!</text:p>
      <text:p text:style-name="P11"><text:tab/>混合:為將選定動畫加入目前動畫</text:p>
      <text:p text:style-name="P11">6<text:tab/>目前編輯動畫所有的路徑，每個路徑都是一組類似SA的動畫跟SA的差<text:tab/>異在於SA不支援動態更新不會有線性內差的行為.</text:p>
      <text:p text:style-name="P11"><text:tab/>AddPath<text:tab/>增加新的路徑動畫進入目前動畫</text:p>
      <text:p text:style-name="P11"><text:tab/>DelPath<text:tab/>刪除本動畫的路徑</text:p>
      <text:p text:style-name="P11"><text:tab/>ClonePath<text:tab/>複製你所選到的路徑並給予新的名稱</text:p>
      <text:p text:style-name="P11"><text:tab/>InvertPath<text:tab/>將鎖選的路徑反向撥放<text:tab/></text:p>
      <text:p text:style-name="P11"><text:tab/>InvertAllPath<text:tab/>將所有路徑反向撥放</text:p>
      <text:p text:style-name="P11">7<text:tab/>路徑動畫的每個點，可以針對每個點在(2)編輯角度顏色大小，可以在(1)<text:tab/>編輯每個點的撥放時間以及預覽.選擇路徑點時可以在下面視窗看到所有<text:tab/>路徑點出現的位置．下面的Del Point可以刪除你所選到的路徑點，<text:tab/>Insert Point可以插入n個點(10)在你選的點後面.</text:p>
      <text:p text:style-name="P11">8<text:tab/>路徑點所對應的圖片一個路徑點擁有一個圖片，可以改變圖片點選</text:p>
      <text:p text:style-name="P11"><text:tab/>所有pi檔中的圖片列表(12)，然後點選遇改變路徑點再按下應用圖片按鈕<text:tab/>(14) ，這是可複選的應用的時候會被(15)所影響，在15再講解</text:p>
      <text:p text:style-name="P11">9<text:tab/>目前動畫撥放的進度，在(1)點選撥放單一路徑或是全部撥放時可以看到<text:tab/>目前撥放的進度，可以直接拉動看到某特定時間點動畫行為．</text:p>
      <text:p text:style-name="P11">10<text:tab/>要插入的路徑點數量請看7</text:p>
      <text:p text:style-name="P11">11<text:tab/>提示點列表 <text:s/>點選7裡面的點之後按下Add按鈕可以將該點的資料顯現於<text:tab/>螢幕上，可以用來校正動畫的位置，如果不需要該點的提示之後選擇遇<text:tab/>刪除的提示點按下Del即可刪除.</text:p>
      <text:p text:style-name="P11">12<text:tab/>PI檔中所有包含的圖片列表</text:p>
      <text:p text:style-name="P11">13<text:tab/>如果打勾的話點選(12)列表中的選項，並將滑鼠移到顯示螢幕就可以看到<text:tab/>該項目所代表的圖，不過你必須將滑鼠移動到顯示螢幕才能到到該圖示，<text:tab/>以修改成顯示在另一個小螢幕，有需求請提出</text:p>
      <text:p text:style-name="P11">14<text:tab/>ApplyImage 選擇7的路徑點(可複選)然後於右邊的12選擇需要的圖片按<text:tab/>下本按鈕，如果需要自動排列圖片必須先將15設定為on複選12中的圖<text:tab/>片兩點 ，一為期望開始的點另一為結束的點，並在路徑點中選取相<text:tab/>對<text:tab/>應的兩點(開始結束)，<text:tab/>如此便可以自動的排列對應到路徑點，例如左邊<text:tab/>路徑點有20個點右邊圖片有50張，選取路徑點的0跟19，在選取右邊<text:soft-page-break/><text:tab/>圖片的7跟15則會自動套入到左邊的情形為<text:tab/>7,8,9,10,11,12,13,14,15,7,8,9,10,11,12,13,14,15,7,8</text:p>
      <text:p text:style-name="P11">15<text:tab/>自動應用圖片對應節點為連續看14的說明</text:p>
      <text:p text:style-name="P1">16<text:tab/>見圖MDPI_menu.JPG下圖</text:p>
      <text:p text:style-name="P1"><text:tab/>AddPointMode<text:tab/>隨便點擊螢幕位置增加路徑點</text:p>
      <text:p text:style-name="Standard"><text:span text:style-name="T1"><text:tab/>FixPoint</text:span>Mode<text:tab/><text:tab/><text:span text:style-name="T1">當滑鼠靠境路徑點的時候該點會變白色正方形，然後點擊滑鼠並<text:tab/><text:tab/><text:tab/><text:tab/>按住不放，移動滑鼠到想要至放的位置之後放開，該路徑點就會<text:tab/><text:tab/><text:tab/><text:tab/>移動到該處．</text:span></text:p>
      <text:p text:style-name="Standard"><text:tab/>MoveWholePath<text:tab/><text:span text:style-name="T1">選擇7上的路徑點然後點擊滑鼠左鍵在螢幕上任意一點不放，</text:span></text:p>
      <text:p text:style-name="P1"><text:tab/><text:tab/><text:tab/><text:tab/>移動滑鼠即可移動路徑點，再次放開即完成</text:p>
      <text:p text:style-name="Standard"><text:tab/>MoveAllPath<text:tab/><text:tab/><text:span text:style-name="T1">移動所有路徑中的路徑點操作方式如上</text:span></text:p>
      <text:p text:style-name="Standard"><text:tab/>RotatePath<text:tab/><text:tab/><text:span text:style-name="T1">選擇7上的路徑點然後點擊滑鼠左鍵在螢幕上任意一點不放，</text:span></text:p>
      <text:p text:style-name="P1"><text:tab/><text:tab/><text:tab/><text:tab/>移動滑鼠即可旋轉路徑點，再次放開即完成</text:p>
      <text:p text:style-name="Standard"><text:tab/>RotateAllPath<text:tab/><text:tab/>旋轉<text:span text:style-name="T1">所有路徑中的路徑點操作方式如上</text:span></text:p>
      <text:p text:style-name="P1"/>
      <text:p text:style-name="P1">17<text:tab/>ShowImageBorder<text:tab/>顯示該圖片的最大框</text:p>
      <text:p text:style-name="P1"><text:tab/>ShowSelectedImage<text:tab/>顯示12選到的圖片於左上角</text:p>
      <text:p text:style-name="P1"/>
      <text:p text:style-name="P1"/>
      <text:p text:style-name="P16">製作方式</text:p>
      <text:p text:style-name="P6"><text:tab/>開啟PI檔之後(或是開啟舊檔)，在6的地方點擊AddPath增加一條新的路徑，然後確<text:tab/>認16的地方目前勾選AddPointMode，點擊螢幕上任意地方，製造出想要讓物件移動<text:tab/>的路徑，如果覺得<text:span text:style-name="T10">路徑點想做位移修改請將6的地方改成MovePointMod</text:span>e，<text:tab/>諾是<text:span text:style-name="T2">想做大小修改,顏色修改,貼圖,Mirror請點選要被修改的路徑點(6)然後在2的地方<text:tab/>進行修改</text:span>，諾是想<text:span text:style-name="T2">設定撥放時間請在1進行修改</text:span>，諾是想要<text:span text:style-name="T2">編輯每個路徑點的圖片請<text:tab/>在7,12,14,15之間他配使用進行配置，</text:span></text:p>
      <text:p text:style-name="P9"/>
      <text:p text:style-name="P9"><text:tab/>給程式看</text:p>
      <text:p text:style-name="P7"><text:tab/><text:tab/>一個檔案(MDPIList)本身包含很多動畫(MDPI)，一個動畫包含ｎ個</text:p>
      <text:p text:style-name="P8"><text:span text:style-name="T9"><text:tab/><text:tab/>路徑(</text:span><text:span text:style-name="T11">cCueToStart2DCurvesWithTime</text:span><text:span text:style-name="T4">)</text:span><text:span text:style-name="T3">，提示點是儲存在路徑裡面的路徑點 ,程<text:tab/><text:tab/>式必須抓取出路徑之後再去偵測是否有觸發路徑點事情.</text:span></text:p>
      <text:p text:style-name="P8"><text:span text:style-name="T3"><text:tab/><text:tab/>如果要在程式中抓取 </text:span><text:span text:style-name="T9">MDPIList記得檔名的後面我有加上_mpdi以防止SA跟<text:tab/><text:tab/>MDPI的名字一樣會造成讀取錯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新細明體" style:font-size-asian="24pt" style:font-weight-asian="bold" style:font-name-complex="Tahoma"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09-18T10:16:14</meta:creation-date>
    <dc:date>2009-11-30T16:00:24</dc:date>
    <meta:editing-cycles>48</meta:editing-cycles>
    <meta:editing-duration>PT20H3M54S</meta:editing-duration>
    <meta:user-defined meta:name="Info 1"/>
    <meta:user-defined meta:name="Info 2"/>
    <meta:user-defined meta:name="Info 3"/>
    <meta:user-defined meta:name="Info 4"/>
    <meta:document-statistic meta:table-count="2" meta:image-count="0" meta:object-count="0" meta:page-count="7" meta:paragraph-count="137" meta:word-count="2619" meta:character-count="6375"/>
  </office:meta>
</office:document-meta>
</file>